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" svg:font-family="Oxygen, Oxygen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82cm" fo:widows="1" fo:text-indent="0cm" style:auto-text-indent="false"/>
    </style:style>
    <style:style style:name="T1" style:family="text">
      <style:text-properties fo:font-variant="normal" fo:text-transform="none" fo:color="#3e3e40" style:font-name="Oxygen" fo:font-size="12pt" fo:letter-spacing="normal" fo:font-style="normal" fo:font-weight="normal"/>
    </style:style>
    <style:style style:name="T2" style:family="text">
      <style:text-properties fo:font-variant="normal" fo:text-transform="none" fo:color="#f65a5b" style:text-line-through-style="none" style:text-line-through-type="none" style:font-name="Oxygen" fo:font-size="12pt" fo:letter-spacing="normal" fo:font-style="normal" style:text-underline-style="none" fo:font-weight="normal" style:text-blinking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oadway wants you to help create a home page for their design agency. </text:span><text:a xlink:type="simple" xlink:href="https://s3.amazonaws.com/codecademy-content/projects/broadway/index.html"><text:span text:style-name="T2">Here's what the home page should look like</text:span></text:a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" svg:font-family="Oxygen, Oxygen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5:45:13.237365013</dc:date>
    <meta:generator>LibreOffice/4.2.8.2$Linux_x86 LibreOffice_project/420m0$Build-2</meta:generator>
    <meta:document-statistic meta:table-count="0" meta:image-count="0" meta:object-count="0" meta:page-count="1" meta:paragraph-count="1" meta:word-count="21" meta:character-count="114" meta:non-whitespace-character-count="94"/>
  </office:meta>
</office:document-meta>
</file>